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19b41" officeooo:paragraph-rsid="00119b41"/>
    </style:style>
    <style:style style:name="P5" style:family="paragraph" style:parent-style-name="Standard">
      <style:paragraph-properties fo:text-align="start" style:justify-single-word="false"/>
      <style:text-properties officeooo:rsid="00160ce9" officeooo:paragraph-rsid="00160ce9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0ce9" officeooo:paragraph-rsid="00160ce9" style:font-weight-asian="bold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31a83" style:font-size-asian="16pt" style:font-size-complex="16pt"/>
    </style:style>
    <style:style style:name="T4" style:family="text">
      <style:text-properties fo:font-size="16pt" officeooo:rsid="00143ebf" style:font-size-asian="16pt" style:font-size-complex="16pt"/>
    </style:style>
    <style:style style:name="T5" style:family="text">
      <style:text-properties fo:font-size="16pt" officeooo:rsid="00160ce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MT 447: <text:s/>WEB APPLICATION SECURITY</text:span></text:p>
      <text:p text:style-name="P2"/>
      <text:p text:style-name="P1"><text:span text:style-name="T2">Risk is a fact of life</text:span></text:p>
      <text:p text:style-name="P3"/>
      <text:p text:style-name="P1"><text:span text:style-name="T2">i)Confidentiality</text:span></text:p>
      <text:p text:style-name="P1"><text:span text:style-name="T2">ii)Availability(Denial of Service)</text:span></text:p>
      <text:p text:style-name="P1"><text:span text:style-name="T2">iii)Integrity </text:span></text:p>
      <text:p text:style-name="P1"><text:span text:style-name="T2">iv)Non-repudiation</text:span></text:p>
      <text:p text:style-name="P1"><text:span text:style-name="T2">v) Authentication</text:span></text:p>
      <text:p text:style-name="P1"><text:span text:style-name="T2">vi) Authorization/Access control</text:span></text:p>
      <text:p text:style-name="P1"><text:span text:style-name="T2"/></text:p>
      <text:p text:style-name="P4"><text:span text:style-name="T2">Cryptography: science of writing secret code (first documented 1900bc)</text:span></text:p>
      <text:p text:style-name="P4"><text:span text:style-name="T2">in data and telecommunications cryptography is necessary when communicating over untrusted medium which includes just about any network particularly the internet</text:span></text:p>
      <text:p text:style-name="P4"><text:span text:style-name="T2"><text:s/></text:span></text:p>
      <text:p text:style-name="P6"><text:span text:style-name="T2">Types of Cryptography Algorithms</text:span></text:p>
      <text:p text:style-name="P5"><text:span text:style-name="T2"/></text:p>
      <text:p text:style-name="P4"><text:span text:style-name="T2">Secret key/</text:span><text:span text:style-name="T4">Symmetric</text:span><text:span text:style-name="T2">: uses single key for both encryption and decryption</text:span></text:p>
      <text:p text:style-name="P4"><text:span text:style-name="T2">Public Key/</text:span><text:span text:style-name="T4">Asymmetric</text:span><text:span text:style-name="T2">: uses one key for encryption and another for decryption</text:span></text:p>
      <text:p text:style-name="P4"><text:span text:style-name="T2">Hash Functions: Uses mathematical transformation to </text:span><text:span text:style-name="T3">irreversibly</text:span><text:span text:style-name="T2"> encrypt information (used based on a number of keys that are employed for encryp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09:09:23</meta:creation-date>
    <dc:language>en-US</dc:language>
    <dc:date>2021-01-27T09:43:12.817211190</dc:date>
    <meta:editing-cycles>3</meta:editing-cycles>
    <meta:editing-duration>PT33M13S</meta:editing-duration>
    <meta:generator>LibreOffice/6.0.7.3$Linux_X86_64 LibreOffice_project/00m0$Build-3</meta:generator>
    <meta:document-statistic meta:table-count="0" meta:image-count="0" meta:object-count="0" meta:page-count="1" meta:paragraph-count="15" meta:word-count="98" meta:character-count="751" meta:non-whitespace-character-count="664"/>
  </office:meta>
</office:document-meta>
</file>